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2cm" svg:stroke-color="#168253" draw:marker-start-width="0.5cm" draw:marker-end-width="0.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168253" draw:marker-start-width="0.35cm" draw:marker-end-width="0.3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168253" draw:marker-start-width="0.35cm" draw:marker-end-width="0.35cm" draw:fill="none" draw:textarea-vertical-align="middle" fo:padding-top="-0.075cm" fo:padding-bottom="-0.075cm" fo:padding-left="0.05cm" fo:padding-right="0.05cm" loext:decorative="false"/>
    </style:style>
    <style:style style:name="gr6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423cm" fo:min-width="0.174cm" fo:padding-top="-0.075cm" fo:padding-bottom="-0.075cm" fo:padding-left="0.05cm" fo:padding-right="0.0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 draw:fill-color="#ffffff"/>
      <style:text-properties fo:font-size="8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g draw:style-name="gr1">
            <draw:polygon draw:style-name="gr2" draw:text-style-name="P1" draw:layer="layout" svg:width="4.129cm" svg:height="5.999cm" draw:transform="rotate (-1.5707963267949) translate (8cm 7.4cm)" svg:viewBox="0 0 4130 6000" draw:points="0,6000 0,0 4130,0 4130,6000">
              <text:p/>
            </draw:polygon>
            <draw:frame draw:style-name="gr3" draw:text-style-name="P2" draw:layer="layout" svg:width="4.265cm" svg:height="3.75cm" svg:x="2.145cm" svg:y="7.7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5.79cm" svg:y="8.25cm" svg:viewBox="0 0 1720 2500" draw:points="0,2500 0,0 1720,0 1720,2500">
                <text:p/>
              </draw:polygon>
              <draw:line draw:style-name="gr5" draw:text-style-name="P3" draw:layer="layout" svg:x1="6.65cm" svg:y1="8.719cm" svg:x2="7.197cm" svg:y2="8.719cm">
                <text:p/>
              </draw:line>
              <draw:line draw:style-name="gr5" draw:text-style-name="P3" draw:layer="layout" svg:x1="6.103cm" svg:y1="9.031cm" svg:x2="7.198cm" svg:y2="9.031cm">
                <text:p/>
              </draw:line>
              <draw:line draw:style-name="gr5" draw:text-style-name="P3" draw:layer="layout" svg:x1="6.103cm" svg:y1="9.344cm" svg:x2="7.198cm" svg:y2="9.344cm">
                <text:p/>
              </draw:line>
              <draw:line draw:style-name="gr5" draw:text-style-name="P3" draw:layer="layout" svg:x1="6.103cm" svg:y1="9.656cm" svg:x2="7.198cm" svg:y2="9.656cm">
                <text:p/>
              </draw:line>
              <draw:line draw:style-name="gr5" draw:text-style-name="P3" draw:layer="layout" svg:x1="6.103cm" svg:y1="9.969cm" svg:x2="7.198cm" svg:y2="9.969cm">
                <text:p/>
              </draw:line>
              <draw:line draw:style-name="gr5" draw:text-style-name="P3" draw:layer="layout" svg:x1="6.103cm" svg:y1="10.281cm" svg:x2="7.198cm" svg:y2="10.281cm">
                <text:p/>
              </draw:line>
              <draw:custom-shape draw:style-name="gr6" draw:text-style-name="P1" draw:layer="layout" svg:width="0.274cm" svg:height="0.273cm" svg:x="6.181cm" svg:y="8.5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8.3cm 7.7cm)" svg:viewBox="0 0 4130 6000" draw:points="0,6000 0,0 4130,0 4130,6000">
              <text:p/>
            </draw:polygon>
            <draw:frame draw:style-name="gr3" draw:text-style-name="P2" draw:layer="layout" svg:width="4.265cm" svg:height="3.75cm" svg:x="2.445cm" svg:y="8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6.09cm" svg:y="8.55cm" svg:viewBox="0 0 1720 2500" draw:points="0,2500 0,0 1720,0 1720,2500">
                <text:p/>
              </draw:polygon>
              <draw:line draw:style-name="gr5" draw:text-style-name="P3" draw:layer="layout" svg:x1="6.95cm" svg:y1="9.019cm" svg:x2="7.497cm" svg:y2="9.019cm">
                <text:p/>
              </draw:line>
              <draw:line draw:style-name="gr5" draw:text-style-name="P3" draw:layer="layout" svg:x1="6.403cm" svg:y1="9.331cm" svg:x2="7.498cm" svg:y2="9.331cm">
                <text:p/>
              </draw:line>
              <draw:line draw:style-name="gr5" draw:text-style-name="P3" draw:layer="layout" svg:x1="6.403cm" svg:y1="9.644cm" svg:x2="7.498cm" svg:y2="9.644cm">
                <text:p/>
              </draw:line>
              <draw:line draw:style-name="gr5" draw:text-style-name="P3" draw:layer="layout" svg:x1="6.403cm" svg:y1="9.956cm" svg:x2="7.498cm" svg:y2="9.956cm">
                <text:p/>
              </draw:line>
              <draw:line draw:style-name="gr5" draw:text-style-name="P3" draw:layer="layout" svg:x1="6.403cm" svg:y1="10.269cm" svg:x2="7.498cm" svg:y2="10.269cm">
                <text:p/>
              </draw:line>
              <draw:line draw:style-name="gr5" draw:text-style-name="P3" draw:layer="layout" svg:x1="6.403cm" svg:y1="10.581cm" svg:x2="7.498cm" svg:y2="10.581cm">
                <text:p/>
              </draw:line>
              <draw:custom-shape draw:style-name="gr6" draw:text-style-name="P1" draw:layer="layout" svg:width="0.274cm" svg:height="0.273cm" svg:x="6.481cm" svg:y="8.8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8.6cm 8cm)" svg:viewBox="0 0 4130 6000" draw:points="0,6000 0,0 4130,0 4130,6000">
              <text:p/>
            </draw:polygon>
            <draw:frame draw:style-name="gr3" draw:text-style-name="P2" draw:layer="layout" svg:width="4.265cm" svg:height="3.75cm" svg:x="2.745cm" svg:y="8.3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6.39cm" svg:y="8.85cm" svg:viewBox="0 0 1720 2500" draw:points="0,2500 0,0 1720,0 1720,2500">
                <text:p/>
              </draw:polygon>
              <draw:line draw:style-name="gr5" draw:text-style-name="P3" draw:layer="layout" svg:x1="7.25cm" svg:y1="9.319cm" svg:x2="7.797cm" svg:y2="9.319cm">
                <text:p/>
              </draw:line>
              <draw:line draw:style-name="gr5" draw:text-style-name="P3" draw:layer="layout" svg:x1="6.703cm" svg:y1="9.631cm" svg:x2="7.798cm" svg:y2="9.631cm">
                <text:p/>
              </draw:line>
              <draw:line draw:style-name="gr5" draw:text-style-name="P3" draw:layer="layout" svg:x1="6.703cm" svg:y1="9.944cm" svg:x2="7.798cm" svg:y2="9.944cm">
                <text:p/>
              </draw:line>
              <draw:line draw:style-name="gr5" draw:text-style-name="P3" draw:layer="layout" svg:x1="6.703cm" svg:y1="10.256cm" svg:x2="7.798cm" svg:y2="10.256cm">
                <text:p/>
              </draw:line>
              <draw:line draw:style-name="gr5" draw:text-style-name="P3" draw:layer="layout" svg:x1="6.703cm" svg:y1="10.569cm" svg:x2="7.798cm" svg:y2="10.569cm">
                <text:p/>
              </draw:line>
              <draw:line draw:style-name="gr5" draw:text-style-name="P3" draw:layer="layout" svg:x1="6.703cm" svg:y1="10.881cm" svg:x2="7.798cm" svg:y2="10.881cm">
                <text:p/>
              </draw:line>
              <draw:custom-shape draw:style-name="gr6" draw:text-style-name="P1" draw:layer="layout" svg:width="0.274cm" svg:height="0.273cm" svg:x="6.781cm" svg:y="9.1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8.9cm 8.3cm)" svg:viewBox="0 0 4130 6000" draw:points="0,6000 0,0 4130,0 4130,6000">
              <text:p/>
            </draw:polygon>
            <draw:frame draw:style-name="gr3" draw:text-style-name="P2" draw:layer="layout" svg:width="4.265cm" svg:height="3.75cm" svg:x="3.045cm" svg:y="8.6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6.69cm" svg:y="9.15cm" svg:viewBox="0 0 1720 2500" draw:points="0,2500 0,0 1720,0 1720,2500">
                <text:p/>
              </draw:polygon>
              <draw:line draw:style-name="gr5" draw:text-style-name="P3" draw:layer="layout" svg:x1="7.55cm" svg:y1="9.619cm" svg:x2="8.097cm" svg:y2="9.619cm">
                <text:p/>
              </draw:line>
              <draw:line draw:style-name="gr5" draw:text-style-name="P3" draw:layer="layout" svg:x1="7.003cm" svg:y1="9.931cm" svg:x2="8.098cm" svg:y2="9.931cm">
                <text:p/>
              </draw:line>
              <draw:line draw:style-name="gr5" draw:text-style-name="P3" draw:layer="layout" svg:x1="7.003cm" svg:y1="10.244cm" svg:x2="8.098cm" svg:y2="10.244cm">
                <text:p/>
              </draw:line>
              <draw:line draw:style-name="gr5" draw:text-style-name="P3" draw:layer="layout" svg:x1="7.003cm" svg:y1="10.556cm" svg:x2="8.098cm" svg:y2="10.556cm">
                <text:p/>
              </draw:line>
              <draw:line draw:style-name="gr5" draw:text-style-name="P3" draw:layer="layout" svg:x1="7.003cm" svg:y1="10.869cm" svg:x2="8.098cm" svg:y2="10.869cm">
                <text:p/>
              </draw:line>
              <draw:line draw:style-name="gr5" draw:text-style-name="P3" draw:layer="layout" svg:x1="7.003cm" svg:y1="11.181cm" svg:x2="8.098cm" svg:y2="11.181cm">
                <text:p/>
              </draw:line>
              <draw:custom-shape draw:style-name="gr6" draw:text-style-name="P1" draw:layer="layout" svg:width="0.274cm" svg:height="0.273cm" svg:x="7.081cm" svg:y="9.4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9.2cm 8.6cm)" svg:viewBox="0 0 4130 6000" draw:points="0,6000 0,0 4130,0 4130,6000">
              <text:p/>
            </draw:polygon>
            <draw:frame draw:style-name="gr3" draw:text-style-name="P2" draw:layer="layout" svg:width="4.265cm" svg:height="3.75cm" svg:x="3.345cm" svg:y="8.9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6.99cm" svg:y="9.45cm" svg:viewBox="0 0 1720 2500" draw:points="0,2500 0,0 1720,0 1720,2500">
                <text:p/>
              </draw:polygon>
              <draw:line draw:style-name="gr5" draw:text-style-name="P3" draw:layer="layout" svg:x1="7.85cm" svg:y1="9.919cm" svg:x2="8.397cm" svg:y2="9.919cm">
                <text:p/>
              </draw:line>
              <draw:line draw:style-name="gr5" draw:text-style-name="P3" draw:layer="layout" svg:x1="7.303cm" svg:y1="10.231cm" svg:x2="8.398cm" svg:y2="10.231cm">
                <text:p/>
              </draw:line>
              <draw:line draw:style-name="gr5" draw:text-style-name="P3" draw:layer="layout" svg:x1="7.303cm" svg:y1="10.544cm" svg:x2="8.398cm" svg:y2="10.544cm">
                <text:p/>
              </draw:line>
              <draw:line draw:style-name="gr5" draw:text-style-name="P3" draw:layer="layout" svg:x1="7.303cm" svg:y1="10.856cm" svg:x2="8.398cm" svg:y2="10.856cm">
                <text:p/>
              </draw:line>
              <draw:line draw:style-name="gr5" draw:text-style-name="P3" draw:layer="layout" svg:x1="7.303cm" svg:y1="11.169cm" svg:x2="8.398cm" svg:y2="11.169cm">
                <text:p/>
              </draw:line>
              <draw:line draw:style-name="gr5" draw:text-style-name="P3" draw:layer="layout" svg:x1="7.303cm" svg:y1="11.481cm" svg:x2="8.398cm" svg:y2="11.481cm">
                <text:p/>
              </draw:line>
              <draw:custom-shape draw:style-name="gr6" draw:text-style-name="P1" draw:layer="layout" svg:width="0.274cm" svg:height="0.273cm" svg:x="7.381cm" svg:y="9.7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9.5cm 8.9cm)" svg:viewBox="0 0 4130 6000" draw:points="0,6000 0,0 4130,0 4130,6000">
              <text:p/>
            </draw:polygon>
            <draw:frame draw:style-name="gr3" draw:text-style-name="P2" draw:layer="layout" svg:width="4.265cm" svg:height="3.75cm" svg:x="3.645cm" svg:y="9.2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7.29cm" svg:y="9.75cm" svg:viewBox="0 0 1720 2500" draw:points="0,2500 0,0 1720,0 1720,2500">
                <text:p/>
              </draw:polygon>
              <draw:line draw:style-name="gr5" draw:text-style-name="P3" draw:layer="layout" svg:x1="8.15cm" svg:y1="10.219cm" svg:x2="8.697cm" svg:y2="10.219cm">
                <text:p/>
              </draw:line>
              <draw:line draw:style-name="gr5" draw:text-style-name="P3" draw:layer="layout" svg:x1="7.603cm" svg:y1="10.531cm" svg:x2="8.698cm" svg:y2="10.531cm">
                <text:p/>
              </draw:line>
              <draw:line draw:style-name="gr5" draw:text-style-name="P3" draw:layer="layout" svg:x1="7.603cm" svg:y1="10.844cm" svg:x2="8.698cm" svg:y2="10.844cm">
                <text:p/>
              </draw:line>
              <draw:line draw:style-name="gr5" draw:text-style-name="P3" draw:layer="layout" svg:x1="7.603cm" svg:y1="11.156cm" svg:x2="8.698cm" svg:y2="11.156cm">
                <text:p/>
              </draw:line>
              <draw:line draw:style-name="gr5" draw:text-style-name="P3" draw:layer="layout" svg:x1="7.603cm" svg:y1="11.469cm" svg:x2="8.698cm" svg:y2="11.469cm">
                <text:p/>
              </draw:line>
              <draw:line draw:style-name="gr5" draw:text-style-name="P3" draw:layer="layout" svg:x1="7.603cm" svg:y1="11.781cm" svg:x2="8.698cm" svg:y2="11.781cm">
                <text:p/>
              </draw:line>
              <draw:custom-shape draw:style-name="gr6" draw:text-style-name="P1" draw:layer="layout" svg:width="0.274cm" svg:height="0.273cm" svg:x="7.681cm" svg:y="10.0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9.8cm 9.2cm)" svg:viewBox="0 0 4130 6000" draw:points="0,6000 0,0 4130,0 4130,6000">
              <text:p/>
            </draw:polygon>
            <draw:frame draw:style-name="gr3" draw:text-style-name="P2" draw:layer="layout" svg:width="4.265cm" svg:height="3.75cm" svg:x="3.945cm" svg:y="9.5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7.59cm" svg:y="10.05cm" svg:viewBox="0 0 1720 2500" draw:points="0,2500 0,0 1720,0 1720,2500">
                <text:p/>
              </draw:polygon>
              <draw:line draw:style-name="gr5" draw:text-style-name="P3" draw:layer="layout" svg:x1="8.45cm" svg:y1="10.519cm" svg:x2="8.997cm" svg:y2="10.519cm">
                <text:p/>
              </draw:line>
              <draw:line draw:style-name="gr5" draw:text-style-name="P3" draw:layer="layout" svg:x1="7.903cm" svg:y1="10.831cm" svg:x2="8.998cm" svg:y2="10.831cm">
                <text:p/>
              </draw:line>
              <draw:line draw:style-name="gr5" draw:text-style-name="P3" draw:layer="layout" svg:x1="7.903cm" svg:y1="11.144cm" svg:x2="8.998cm" svg:y2="11.144cm">
                <text:p/>
              </draw:line>
              <draw:line draw:style-name="gr5" draw:text-style-name="P3" draw:layer="layout" svg:x1="7.903cm" svg:y1="11.456cm" svg:x2="8.998cm" svg:y2="11.456cm">
                <text:p/>
              </draw:line>
              <draw:line draw:style-name="gr5" draw:text-style-name="P3" draw:layer="layout" svg:x1="7.903cm" svg:y1="11.769cm" svg:x2="8.998cm" svg:y2="11.769cm">
                <text:p/>
              </draw:line>
              <draw:line draw:style-name="gr5" draw:text-style-name="P3" draw:layer="layout" svg:x1="7.903cm" svg:y1="12.081cm" svg:x2="8.998cm" svg:y2="12.081cm">
                <text:p/>
              </draw:line>
              <draw:custom-shape draw:style-name="gr6" draw:text-style-name="P1" draw:layer="layout" svg:width="0.274cm" svg:height="0.273cm" svg:x="7.981cm" svg:y="10.3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0.1cm 9.5cm)" svg:viewBox="0 0 4130 6000" draw:points="0,6000 0,0 4130,0 4130,6000">
              <text:p/>
            </draw:polygon>
            <draw:frame draw:style-name="gr3" draw:text-style-name="P2" draw:layer="layout" svg:width="4.265cm" svg:height="3.75cm" svg:x="4.245cm" svg:y="9.8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7.89cm" svg:y="10.35cm" svg:viewBox="0 0 1720 2500" draw:points="0,2500 0,0 1720,0 1720,2500">
                <text:p/>
              </draw:polygon>
              <draw:line draw:style-name="gr5" draw:text-style-name="P3" draw:layer="layout" svg:x1="8.75cm" svg:y1="10.819cm" svg:x2="9.297cm" svg:y2="10.819cm">
                <text:p/>
              </draw:line>
              <draw:line draw:style-name="gr5" draw:text-style-name="P3" draw:layer="layout" svg:x1="8.203cm" svg:y1="11.131cm" svg:x2="9.298cm" svg:y2="11.131cm">
                <text:p/>
              </draw:line>
              <draw:line draw:style-name="gr5" draw:text-style-name="P3" draw:layer="layout" svg:x1="8.203cm" svg:y1="11.444cm" svg:x2="9.298cm" svg:y2="11.444cm">
                <text:p/>
              </draw:line>
              <draw:line draw:style-name="gr5" draw:text-style-name="P3" draw:layer="layout" svg:x1="8.203cm" svg:y1="11.756cm" svg:x2="9.298cm" svg:y2="11.756cm">
                <text:p/>
              </draw:line>
              <draw:line draw:style-name="gr5" draw:text-style-name="P3" draw:layer="layout" svg:x1="8.203cm" svg:y1="12.069cm" svg:x2="9.298cm" svg:y2="12.069cm">
                <text:p/>
              </draw:line>
              <draw:line draw:style-name="gr5" draw:text-style-name="P3" draw:layer="layout" svg:x1="8.203cm" svg:y1="12.381cm" svg:x2="9.298cm" svg:y2="12.381cm">
                <text:p/>
              </draw:line>
              <draw:custom-shape draw:style-name="gr6" draw:text-style-name="P1" draw:layer="layout" svg:width="0.274cm" svg:height="0.273cm" svg:x="8.281cm" svg:y="10.6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0.4cm 9.8cm)" svg:viewBox="0 0 4130 6000" draw:points="0,6000 0,0 4130,0 4130,6000">
              <text:p/>
            </draw:polygon>
            <draw:frame draw:style-name="gr3" draw:text-style-name="P2" draw:layer="layout" svg:width="4.265cm" svg:height="3.75cm" svg:x="4.545cm" svg:y="10.1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8.19cm" svg:y="10.65cm" svg:viewBox="0 0 1720 2500" draw:points="0,2500 0,0 1720,0 1720,2500">
                <text:p/>
              </draw:polygon>
              <draw:line draw:style-name="gr5" draw:text-style-name="P3" draw:layer="layout" svg:x1="9.05cm" svg:y1="11.119cm" svg:x2="9.597cm" svg:y2="11.119cm">
                <text:p/>
              </draw:line>
              <draw:line draw:style-name="gr5" draw:text-style-name="P3" draw:layer="layout" svg:x1="8.503cm" svg:y1="11.431cm" svg:x2="9.598cm" svg:y2="11.431cm">
                <text:p/>
              </draw:line>
              <draw:line draw:style-name="gr5" draw:text-style-name="P3" draw:layer="layout" svg:x1="8.503cm" svg:y1="11.744cm" svg:x2="9.598cm" svg:y2="11.744cm">
                <text:p/>
              </draw:line>
              <draw:line draw:style-name="gr5" draw:text-style-name="P3" draw:layer="layout" svg:x1="8.503cm" svg:y1="12.056cm" svg:x2="9.598cm" svg:y2="12.056cm">
                <text:p/>
              </draw:line>
              <draw:line draw:style-name="gr5" draw:text-style-name="P3" draw:layer="layout" svg:x1="8.503cm" svg:y1="12.369cm" svg:x2="9.598cm" svg:y2="12.369cm">
                <text:p/>
              </draw:line>
              <draw:line draw:style-name="gr5" draw:text-style-name="P3" draw:layer="layout" svg:x1="8.503cm" svg:y1="12.681cm" svg:x2="9.598cm" svg:y2="12.681cm">
                <text:p/>
              </draw:line>
              <draw:custom-shape draw:style-name="gr6" draw:text-style-name="P1" draw:layer="layout" svg:width="0.274cm" svg:height="0.273cm" svg:x="8.581cm" svg:y="10.9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0.7cm 10.1cm)" svg:viewBox="0 0 4130 6000" draw:points="0,6000 0,0 4130,0 4130,6000">
              <text:p/>
            </draw:polygon>
            <draw:frame draw:style-name="gr3" draw:text-style-name="P2" draw:layer="layout" svg:width="4.265cm" svg:height="3.75cm" svg:x="4.845cm" svg:y="10.4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8.49cm" svg:y="10.95cm" svg:viewBox="0 0 1720 2500" draw:points="0,2500 0,0 1720,0 1720,2500">
                <text:p/>
              </draw:polygon>
              <draw:line draw:style-name="gr5" draw:text-style-name="P3" draw:layer="layout" svg:x1="9.35cm" svg:y1="11.419cm" svg:x2="9.897cm" svg:y2="11.419cm">
                <text:p/>
              </draw:line>
              <draw:line draw:style-name="gr5" draw:text-style-name="P3" draw:layer="layout" svg:x1="8.803cm" svg:y1="11.731cm" svg:x2="9.898cm" svg:y2="11.731cm">
                <text:p/>
              </draw:line>
              <draw:line draw:style-name="gr5" draw:text-style-name="P3" draw:layer="layout" svg:x1="8.803cm" svg:y1="12.044cm" svg:x2="9.898cm" svg:y2="12.044cm">
                <text:p/>
              </draw:line>
              <draw:line draw:style-name="gr5" draw:text-style-name="P3" draw:layer="layout" svg:x1="8.803cm" svg:y1="12.356cm" svg:x2="9.898cm" svg:y2="12.356cm">
                <text:p/>
              </draw:line>
              <draw:line draw:style-name="gr5" draw:text-style-name="P3" draw:layer="layout" svg:x1="8.803cm" svg:y1="12.669cm" svg:x2="9.898cm" svg:y2="12.669cm">
                <text:p/>
              </draw:line>
              <draw:line draw:style-name="gr5" draw:text-style-name="P3" draw:layer="layout" svg:x1="8.803cm" svg:y1="12.981cm" svg:x2="9.898cm" svg:y2="12.981cm">
                <text:p/>
              </draw:line>
              <draw:custom-shape draw:style-name="gr6" draw:text-style-name="P1" draw:layer="layout" svg:width="0.274cm" svg:height="0.273cm" svg:x="8.881cm" svg:y="11.2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1cm 10.4cm)" svg:viewBox="0 0 4130 6000" draw:points="0,6000 0,0 4130,0 4130,6000">
              <text:p/>
            </draw:polygon>
            <draw:frame draw:style-name="gr3" draw:text-style-name="P2" draw:layer="layout" svg:width="4.265cm" svg:height="3.75cm" svg:x="5.145cm" svg:y="10.7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8.79cm" svg:y="11.25cm" svg:viewBox="0 0 1720 2500" draw:points="0,2500 0,0 1720,0 1720,2500">
                <text:p/>
              </draw:polygon>
              <draw:line draw:style-name="gr5" draw:text-style-name="P3" draw:layer="layout" svg:x1="9.65cm" svg:y1="11.719cm" svg:x2="10.197cm" svg:y2="11.719cm">
                <text:p/>
              </draw:line>
              <draw:line draw:style-name="gr5" draw:text-style-name="P3" draw:layer="layout" svg:x1="9.103cm" svg:y1="12.031cm" svg:x2="10.198cm" svg:y2="12.031cm">
                <text:p/>
              </draw:line>
              <draw:line draw:style-name="gr5" draw:text-style-name="P3" draw:layer="layout" svg:x1="9.103cm" svg:y1="12.344cm" svg:x2="10.198cm" svg:y2="12.344cm">
                <text:p/>
              </draw:line>
              <draw:line draw:style-name="gr5" draw:text-style-name="P3" draw:layer="layout" svg:x1="9.103cm" svg:y1="12.656cm" svg:x2="10.198cm" svg:y2="12.656cm">
                <text:p/>
              </draw:line>
              <draw:line draw:style-name="gr5" draw:text-style-name="P3" draw:layer="layout" svg:x1="9.103cm" svg:y1="12.969cm" svg:x2="10.198cm" svg:y2="12.969cm">
                <text:p/>
              </draw:line>
              <draw:line draw:style-name="gr5" draw:text-style-name="P3" draw:layer="layout" svg:x1="9.103cm" svg:y1="13.281cm" svg:x2="10.198cm" svg:y2="13.281cm">
                <text:p/>
              </draw:line>
              <draw:custom-shape draw:style-name="gr6" draw:text-style-name="P1" draw:layer="layout" svg:width="0.274cm" svg:height="0.273cm" svg:x="9.181cm" svg:y="11.5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1.3cm 10.7cm)" svg:viewBox="0 0 4130 6000" draw:points="0,6000 0,0 4130,0 4130,6000">
              <text:p/>
            </draw:polygon>
            <draw:frame draw:style-name="gr3" draw:text-style-name="P2" draw:layer="layout" svg:width="4.265cm" svg:height="3.75cm" svg:x="5.445cm" svg:y="11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9.09cm" svg:y="11.55cm" svg:viewBox="0 0 1720 2500" draw:points="0,2500 0,0 1720,0 1720,2500">
                <text:p/>
              </draw:polygon>
              <draw:line draw:style-name="gr5" draw:text-style-name="P3" draw:layer="layout" svg:x1="9.95cm" svg:y1="12.019cm" svg:x2="10.497cm" svg:y2="12.019cm">
                <text:p/>
              </draw:line>
              <draw:line draw:style-name="gr5" draw:text-style-name="P3" draw:layer="layout" svg:x1="9.403cm" svg:y1="12.331cm" svg:x2="10.498cm" svg:y2="12.331cm">
                <text:p/>
              </draw:line>
              <draw:line draw:style-name="gr5" draw:text-style-name="P3" draw:layer="layout" svg:x1="9.403cm" svg:y1="12.644cm" svg:x2="10.498cm" svg:y2="12.644cm">
                <text:p/>
              </draw:line>
              <draw:line draw:style-name="gr5" draw:text-style-name="P3" draw:layer="layout" svg:x1="9.403cm" svg:y1="12.956cm" svg:x2="10.498cm" svg:y2="12.956cm">
                <text:p/>
              </draw:line>
              <draw:line draw:style-name="gr5" draw:text-style-name="P3" draw:layer="layout" svg:x1="9.403cm" svg:y1="13.269cm" svg:x2="10.498cm" svg:y2="13.269cm">
                <text:p/>
              </draw:line>
              <draw:line draw:style-name="gr5" draw:text-style-name="P3" draw:layer="layout" svg:x1="9.403cm" svg:y1="13.581cm" svg:x2="10.498cm" svg:y2="13.581cm">
                <text:p/>
              </draw:line>
              <draw:custom-shape draw:style-name="gr6" draw:text-style-name="P1" draw:layer="layout" svg:width="0.274cm" svg:height="0.273cm" svg:x="9.481cm" svg:y="11.8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1.6cm 11cm)" svg:viewBox="0 0 4130 6000" draw:points="0,6000 0,0 4130,0 4130,6000">
              <text:p/>
            </draw:polygon>
            <draw:frame draw:style-name="gr3" draw:text-style-name="P2" draw:layer="layout" svg:width="4.265cm" svg:height="3.75cm" svg:x="5.745cm" svg:y="11.3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9.39cm" svg:y="11.85cm" svg:viewBox="0 0 1720 2500" draw:points="0,2500 0,0 1720,0 1720,2500">
                <text:p/>
              </draw:polygon>
              <draw:line draw:style-name="gr5" draw:text-style-name="P3" draw:layer="layout" svg:x1="10.25cm" svg:y1="12.319cm" svg:x2="10.797cm" svg:y2="12.319cm">
                <text:p/>
              </draw:line>
              <draw:line draw:style-name="gr5" draw:text-style-name="P3" draw:layer="layout" svg:x1="9.703cm" svg:y1="12.631cm" svg:x2="10.798cm" svg:y2="12.631cm">
                <text:p/>
              </draw:line>
              <draw:line draw:style-name="gr5" draw:text-style-name="P3" draw:layer="layout" svg:x1="9.703cm" svg:y1="12.944cm" svg:x2="10.798cm" svg:y2="12.944cm">
                <text:p/>
              </draw:line>
              <draw:line draw:style-name="gr5" draw:text-style-name="P3" draw:layer="layout" svg:x1="9.703cm" svg:y1="13.256cm" svg:x2="10.798cm" svg:y2="13.256cm">
                <text:p/>
              </draw:line>
              <draw:line draw:style-name="gr5" draw:text-style-name="P3" draw:layer="layout" svg:x1="9.703cm" svg:y1="13.569cm" svg:x2="10.798cm" svg:y2="13.569cm">
                <text:p/>
              </draw:line>
              <draw:line draw:style-name="gr5" draw:text-style-name="P3" draw:layer="layout" svg:x1="9.703cm" svg:y1="13.881cm" svg:x2="10.798cm" svg:y2="13.881cm">
                <text:p/>
              </draw:line>
              <draw:custom-shape draw:style-name="gr6" draw:text-style-name="P1" draw:layer="layout" svg:width="0.274cm" svg:height="0.273cm" svg:x="9.781cm" svg:y="12.1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1.9cm 11.3cm)" svg:viewBox="0 0 4130 6000" draw:points="0,6000 0,0 4130,0 4130,6000">
              <text:p/>
            </draw:polygon>
            <draw:frame draw:style-name="gr3" draw:text-style-name="P2" draw:layer="layout" svg:width="4.265cm" svg:height="3.75cm" svg:x="6.045cm" svg:y="11.6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9.69cm" svg:y="12.15cm" svg:viewBox="0 0 1720 2500" draw:points="0,2500 0,0 1720,0 1720,2500">
                <text:p/>
              </draw:polygon>
              <draw:line draw:style-name="gr5" draw:text-style-name="P3" draw:layer="layout" svg:x1="10.55cm" svg:y1="12.619cm" svg:x2="11.097cm" svg:y2="12.619cm">
                <text:p/>
              </draw:line>
              <draw:line draw:style-name="gr5" draw:text-style-name="P3" draw:layer="layout" svg:x1="10.003cm" svg:y1="12.931cm" svg:x2="11.098cm" svg:y2="12.931cm">
                <text:p/>
              </draw:line>
              <draw:line draw:style-name="gr5" draw:text-style-name="P3" draw:layer="layout" svg:x1="10.003cm" svg:y1="13.244cm" svg:x2="11.098cm" svg:y2="13.244cm">
                <text:p/>
              </draw:line>
              <draw:line draw:style-name="gr5" draw:text-style-name="P3" draw:layer="layout" svg:x1="10.003cm" svg:y1="13.556cm" svg:x2="11.098cm" svg:y2="13.556cm">
                <text:p/>
              </draw:line>
              <draw:line draw:style-name="gr5" draw:text-style-name="P3" draw:layer="layout" svg:x1="10.003cm" svg:y1="13.869cm" svg:x2="11.098cm" svg:y2="13.869cm">
                <text:p/>
              </draw:line>
              <draw:line draw:style-name="gr5" draw:text-style-name="P3" draw:layer="layout" svg:x1="10.003cm" svg:y1="14.181cm" svg:x2="11.098cm" svg:y2="14.181cm">
                <text:p/>
              </draw:line>
              <draw:custom-shape draw:style-name="gr6" draw:text-style-name="P1" draw:layer="layout" svg:width="0.274cm" svg:height="0.273cm" svg:x="10.081cm" svg:y="12.4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2.2cm 11.6cm)" svg:viewBox="0 0 4130 6000" draw:points="0,6000 0,0 4130,0 4130,6000">
              <text:p/>
            </draw:polygon>
            <draw:frame draw:style-name="gr3" draw:text-style-name="P2" draw:layer="layout" svg:width="4.265cm" svg:height="3.75cm" svg:x="6.345cm" svg:y="11.9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9.99cm" svg:y="12.45cm" svg:viewBox="0 0 1720 2500" draw:points="0,2500 0,0 1720,0 1720,2500">
                <text:p/>
              </draw:polygon>
              <draw:line draw:style-name="gr5" draw:text-style-name="P3" draw:layer="layout" svg:x1="10.85cm" svg:y1="12.919cm" svg:x2="11.397cm" svg:y2="12.919cm">
                <text:p/>
              </draw:line>
              <draw:line draw:style-name="gr5" draw:text-style-name="P3" draw:layer="layout" svg:x1="10.303cm" svg:y1="13.231cm" svg:x2="11.398cm" svg:y2="13.231cm">
                <text:p/>
              </draw:line>
              <draw:line draw:style-name="gr5" draw:text-style-name="P3" draw:layer="layout" svg:x1="10.303cm" svg:y1="13.544cm" svg:x2="11.398cm" svg:y2="13.544cm">
                <text:p/>
              </draw:line>
              <draw:line draw:style-name="gr5" draw:text-style-name="P3" draw:layer="layout" svg:x1="10.303cm" svg:y1="13.856cm" svg:x2="11.398cm" svg:y2="13.856cm">
                <text:p/>
              </draw:line>
              <draw:line draw:style-name="gr5" draw:text-style-name="P3" draw:layer="layout" svg:x1="10.303cm" svg:y1="14.169cm" svg:x2="11.398cm" svg:y2="14.169cm">
                <text:p/>
              </draw:line>
              <draw:line draw:style-name="gr5" draw:text-style-name="P3" draw:layer="layout" svg:x1="10.303cm" svg:y1="14.481cm" svg:x2="11.398cm" svg:y2="14.481cm">
                <text:p/>
              </draw:line>
              <draw:custom-shape draw:style-name="gr6" draw:text-style-name="P1" draw:layer="layout" svg:width="0.274cm" svg:height="0.273cm" svg:x="10.381cm" svg:y="12.7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2.5cm 11.9cm)" svg:viewBox="0 0 4130 6000" draw:points="0,6000 0,0 4130,0 4130,6000">
              <text:p/>
            </draw:polygon>
            <draw:frame draw:style-name="gr3" draw:text-style-name="P2" draw:layer="layout" svg:width="4.265cm" svg:height="3.75cm" svg:x="6.645cm" svg:y="12.2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0.29cm" svg:y="12.75cm" svg:viewBox="0 0 1720 2500" draw:points="0,2500 0,0 1720,0 1720,2500">
                <text:p/>
              </draw:polygon>
              <draw:line draw:style-name="gr5" draw:text-style-name="P3" draw:layer="layout" svg:x1="11.15cm" svg:y1="13.219cm" svg:x2="11.697cm" svg:y2="13.219cm">
                <text:p/>
              </draw:line>
              <draw:line draw:style-name="gr5" draw:text-style-name="P3" draw:layer="layout" svg:x1="10.603cm" svg:y1="13.531cm" svg:x2="11.698cm" svg:y2="13.531cm">
                <text:p/>
              </draw:line>
              <draw:line draw:style-name="gr5" draw:text-style-name="P3" draw:layer="layout" svg:x1="10.603cm" svg:y1="13.844cm" svg:x2="11.698cm" svg:y2="13.844cm">
                <text:p/>
              </draw:line>
              <draw:line draw:style-name="gr5" draw:text-style-name="P3" draw:layer="layout" svg:x1="10.603cm" svg:y1="14.156cm" svg:x2="11.698cm" svg:y2="14.156cm">
                <text:p/>
              </draw:line>
              <draw:line draw:style-name="gr5" draw:text-style-name="P3" draw:layer="layout" svg:x1="10.603cm" svg:y1="14.469cm" svg:x2="11.698cm" svg:y2="14.469cm">
                <text:p/>
              </draw:line>
              <draw:line draw:style-name="gr5" draw:text-style-name="P3" draw:layer="layout" svg:x1="10.603cm" svg:y1="14.781cm" svg:x2="11.698cm" svg:y2="14.781cm">
                <text:p/>
              </draw:line>
              <draw:custom-shape draw:style-name="gr6" draw:text-style-name="P1" draw:layer="layout" svg:width="0.274cm" svg:height="0.273cm" svg:x="10.681cm" svg:y="13.0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2.8cm 12.2cm)" svg:viewBox="0 0 4130 6000" draw:points="0,6000 0,0 4130,0 4130,6000">
              <text:p/>
            </draw:polygon>
            <draw:frame draw:style-name="gr3" draw:text-style-name="P2" draw:layer="layout" svg:width="4.265cm" svg:height="3.75cm" svg:x="6.945cm" svg:y="12.5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0.59cm" svg:y="13.05cm" svg:viewBox="0 0 1720 2500" draw:points="0,2500 0,0 1720,0 1720,2500">
                <text:p/>
              </draw:polygon>
              <draw:line draw:style-name="gr5" draw:text-style-name="P3" draw:layer="layout" svg:x1="11.45cm" svg:y1="13.519cm" svg:x2="11.997cm" svg:y2="13.519cm">
                <text:p/>
              </draw:line>
              <draw:line draw:style-name="gr5" draw:text-style-name="P3" draw:layer="layout" svg:x1="10.903cm" svg:y1="13.831cm" svg:x2="11.998cm" svg:y2="13.831cm">
                <text:p/>
              </draw:line>
              <draw:line draw:style-name="gr5" draw:text-style-name="P3" draw:layer="layout" svg:x1="10.903cm" svg:y1="14.144cm" svg:x2="11.998cm" svg:y2="14.144cm">
                <text:p/>
              </draw:line>
              <draw:line draw:style-name="gr5" draw:text-style-name="P3" draw:layer="layout" svg:x1="10.903cm" svg:y1="14.456cm" svg:x2="11.998cm" svg:y2="14.456cm">
                <text:p/>
              </draw:line>
              <draw:line draw:style-name="gr5" draw:text-style-name="P3" draw:layer="layout" svg:x1="10.903cm" svg:y1="14.769cm" svg:x2="11.998cm" svg:y2="14.769cm">
                <text:p/>
              </draw:line>
              <draw:line draw:style-name="gr5" draw:text-style-name="P3" draw:layer="layout" svg:x1="10.903cm" svg:y1="15.081cm" svg:x2="11.998cm" svg:y2="15.081cm">
                <text:p/>
              </draw:line>
              <draw:custom-shape draw:style-name="gr6" draw:text-style-name="P1" draw:layer="layout" svg:width="0.274cm" svg:height="0.273cm" svg:x="10.981cm" svg:y="13.3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3.1cm 12.5cm)" svg:viewBox="0 0 4130 6000" draw:points="0,6000 0,0 4130,0 4130,6000">
              <text:p/>
            </draw:polygon>
            <draw:frame draw:style-name="gr3" draw:text-style-name="P2" draw:layer="layout" svg:width="4.265cm" svg:height="3.75cm" svg:x="7.245cm" svg:y="12.8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0.89cm" svg:y="13.35cm" svg:viewBox="0 0 1720 2500" draw:points="0,2500 0,0 1720,0 1720,2500">
                <text:p/>
              </draw:polygon>
              <draw:line draw:style-name="gr5" draw:text-style-name="P3" draw:layer="layout" svg:x1="11.75cm" svg:y1="13.819cm" svg:x2="12.297cm" svg:y2="13.819cm">
                <text:p/>
              </draw:line>
              <draw:line draw:style-name="gr5" draw:text-style-name="P3" draw:layer="layout" svg:x1="11.203cm" svg:y1="14.131cm" svg:x2="12.298cm" svg:y2="14.131cm">
                <text:p/>
              </draw:line>
              <draw:line draw:style-name="gr5" draw:text-style-name="P3" draw:layer="layout" svg:x1="11.203cm" svg:y1="14.444cm" svg:x2="12.298cm" svg:y2="14.444cm">
                <text:p/>
              </draw:line>
              <draw:line draw:style-name="gr5" draw:text-style-name="P3" draw:layer="layout" svg:x1="11.203cm" svg:y1="14.756cm" svg:x2="12.298cm" svg:y2="14.756cm">
                <text:p/>
              </draw:line>
              <draw:line draw:style-name="gr5" draw:text-style-name="P3" draw:layer="layout" svg:x1="11.203cm" svg:y1="15.069cm" svg:x2="12.298cm" svg:y2="15.069cm">
                <text:p/>
              </draw:line>
              <draw:line draw:style-name="gr5" draw:text-style-name="P3" draw:layer="layout" svg:x1="11.203cm" svg:y1="15.381cm" svg:x2="12.298cm" svg:y2="15.381cm">
                <text:p/>
              </draw:line>
              <draw:custom-shape draw:style-name="gr6" draw:text-style-name="P1" draw:layer="layout" svg:width="0.274cm" svg:height="0.273cm" svg:x="11.281cm" svg:y="13.6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3.4cm 12.8cm)" svg:viewBox="0 0 4130 6000" draw:points="0,6000 0,0 4130,0 4130,6000">
              <text:p/>
            </draw:polygon>
            <draw:frame draw:style-name="gr3" draw:text-style-name="P2" draw:layer="layout" svg:width="4.265cm" svg:height="3.75cm" svg:x="7.545cm" svg:y="13.1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1.19cm" svg:y="13.65cm" svg:viewBox="0 0 1720 2500" draw:points="0,2500 0,0 1720,0 1720,2500">
                <text:p/>
              </draw:polygon>
              <draw:line draw:style-name="gr5" draw:text-style-name="P3" draw:layer="layout" svg:x1="12.05cm" svg:y1="14.119cm" svg:x2="12.597cm" svg:y2="14.119cm">
                <text:p/>
              </draw:line>
              <draw:line draw:style-name="gr5" draw:text-style-name="P3" draw:layer="layout" svg:x1="11.503cm" svg:y1="14.431cm" svg:x2="12.598cm" svg:y2="14.431cm">
                <text:p/>
              </draw:line>
              <draw:line draw:style-name="gr5" draw:text-style-name="P3" draw:layer="layout" svg:x1="11.503cm" svg:y1="14.744cm" svg:x2="12.598cm" svg:y2="14.744cm">
                <text:p/>
              </draw:line>
              <draw:line draw:style-name="gr5" draw:text-style-name="P3" draw:layer="layout" svg:x1="11.503cm" svg:y1="15.056cm" svg:x2="12.598cm" svg:y2="15.056cm">
                <text:p/>
              </draw:line>
              <draw:line draw:style-name="gr5" draw:text-style-name="P3" draw:layer="layout" svg:x1="11.503cm" svg:y1="15.369cm" svg:x2="12.598cm" svg:y2="15.369cm">
                <text:p/>
              </draw:line>
              <draw:line draw:style-name="gr5" draw:text-style-name="P3" draw:layer="layout" svg:x1="11.503cm" svg:y1="15.681cm" svg:x2="12.598cm" svg:y2="15.681cm">
                <text:p/>
              </draw:line>
              <draw:custom-shape draw:style-name="gr6" draw:text-style-name="P1" draw:layer="layout" svg:width="0.274cm" svg:height="0.273cm" svg:x="11.581cm" svg:y="13.9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3.7cm 13.1cm)" svg:viewBox="0 0 4130 6000" draw:points="0,6000 0,0 4130,0 4130,6000">
              <text:p/>
            </draw:polygon>
            <draw:frame draw:style-name="gr3" draw:text-style-name="P2" draw:layer="layout" svg:width="4.265cm" svg:height="3.75cm" svg:x="7.845cm" svg:y="13.4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1.49cm" svg:y="13.95cm" svg:viewBox="0 0 1720 2500" draw:points="0,2500 0,0 1720,0 1720,2500">
                <text:p/>
              </draw:polygon>
              <draw:line draw:style-name="gr5" draw:text-style-name="P3" draw:layer="layout" svg:x1="12.35cm" svg:y1="14.419cm" svg:x2="12.897cm" svg:y2="14.419cm">
                <text:p/>
              </draw:line>
              <draw:line draw:style-name="gr5" draw:text-style-name="P3" draw:layer="layout" svg:x1="11.803cm" svg:y1="14.731cm" svg:x2="12.898cm" svg:y2="14.731cm">
                <text:p/>
              </draw:line>
              <draw:line draw:style-name="gr5" draw:text-style-name="P3" draw:layer="layout" svg:x1="11.803cm" svg:y1="15.044cm" svg:x2="12.898cm" svg:y2="15.044cm">
                <text:p/>
              </draw:line>
              <draw:line draw:style-name="gr5" draw:text-style-name="P3" draw:layer="layout" svg:x1="11.803cm" svg:y1="15.356cm" svg:x2="12.898cm" svg:y2="15.356cm">
                <text:p/>
              </draw:line>
              <draw:line draw:style-name="gr5" draw:text-style-name="P3" draw:layer="layout" svg:x1="11.803cm" svg:y1="15.669cm" svg:x2="12.898cm" svg:y2="15.669cm">
                <text:p/>
              </draw:line>
              <draw:line draw:style-name="gr5" draw:text-style-name="P3" draw:layer="layout" svg:x1="11.803cm" svg:y1="15.981cm" svg:x2="12.898cm" svg:y2="15.981cm">
                <text:p/>
              </draw:line>
              <draw:custom-shape draw:style-name="gr6" draw:text-style-name="P1" draw:layer="layout" svg:width="0.274cm" svg:height="0.273cm" svg:x="11.881cm" svg:y="14.2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4cm 13.4cm)" svg:viewBox="0 0 4130 6000" draw:points="0,6000 0,0 4130,0 4130,6000">
              <text:p/>
            </draw:polygon>
            <draw:frame draw:style-name="gr3" draw:text-style-name="P2" draw:layer="layout" svg:width="4.265cm" svg:height="3.75cm" svg:x="8.145cm" svg:y="13.7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1.79cm" svg:y="14.25cm" svg:viewBox="0 0 1720 2500" draw:points="0,2500 0,0 1720,0 1720,2500">
                <text:p/>
              </draw:polygon>
              <draw:line draw:style-name="gr5" draw:text-style-name="P3" draw:layer="layout" svg:x1="12.65cm" svg:y1="14.719cm" svg:x2="13.197cm" svg:y2="14.719cm">
                <text:p/>
              </draw:line>
              <draw:line draw:style-name="gr5" draw:text-style-name="P3" draw:layer="layout" svg:x1="12.103cm" svg:y1="15.031cm" svg:x2="13.198cm" svg:y2="15.031cm">
                <text:p/>
              </draw:line>
              <draw:line draw:style-name="gr5" draw:text-style-name="P3" draw:layer="layout" svg:x1="12.103cm" svg:y1="15.344cm" svg:x2="13.198cm" svg:y2="15.344cm">
                <text:p/>
              </draw:line>
              <draw:line draw:style-name="gr5" draw:text-style-name="P3" draw:layer="layout" svg:x1="12.103cm" svg:y1="15.656cm" svg:x2="13.198cm" svg:y2="15.656cm">
                <text:p/>
              </draw:line>
              <draw:line draw:style-name="gr5" draw:text-style-name="P3" draw:layer="layout" svg:x1="12.103cm" svg:y1="15.969cm" svg:x2="13.198cm" svg:y2="15.969cm">
                <text:p/>
              </draw:line>
              <draw:line draw:style-name="gr5" draw:text-style-name="P3" draw:layer="layout" svg:x1="12.103cm" svg:y1="16.281cm" svg:x2="13.198cm" svg:y2="16.281cm">
                <text:p/>
              </draw:line>
              <draw:custom-shape draw:style-name="gr6" draw:text-style-name="P1" draw:layer="layout" svg:width="0.274cm" svg:height="0.273cm" svg:x="12.181cm" svg:y="14.5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4.3cm 13.7cm)" svg:viewBox="0 0 4130 6000" draw:points="0,6000 0,0 4130,0 4130,6000">
              <text:p/>
            </draw:polygon>
            <draw:frame draw:style-name="gr3" draw:text-style-name="P2" draw:layer="layout" svg:width="4.265cm" svg:height="3.75cm" svg:x="8.445cm" svg:y="14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2.09cm" svg:y="14.55cm" svg:viewBox="0 0 1720 2500" draw:points="0,2500 0,0 1720,0 1720,2500">
                <text:p/>
              </draw:polygon>
              <draw:line draw:style-name="gr5" draw:text-style-name="P3" draw:layer="layout" svg:x1="12.95cm" svg:y1="15.019cm" svg:x2="13.497cm" svg:y2="15.019cm">
                <text:p/>
              </draw:line>
              <draw:line draw:style-name="gr5" draw:text-style-name="P3" draw:layer="layout" svg:x1="12.403cm" svg:y1="15.331cm" svg:x2="13.498cm" svg:y2="15.331cm">
                <text:p/>
              </draw:line>
              <draw:line draw:style-name="gr5" draw:text-style-name="P3" draw:layer="layout" svg:x1="12.403cm" svg:y1="15.644cm" svg:x2="13.498cm" svg:y2="15.644cm">
                <text:p/>
              </draw:line>
              <draw:line draw:style-name="gr5" draw:text-style-name="P3" draw:layer="layout" svg:x1="12.403cm" svg:y1="15.956cm" svg:x2="13.498cm" svg:y2="15.956cm">
                <text:p/>
              </draw:line>
              <draw:line draw:style-name="gr5" draw:text-style-name="P3" draw:layer="layout" svg:x1="12.403cm" svg:y1="16.269cm" svg:x2="13.498cm" svg:y2="16.269cm">
                <text:p/>
              </draw:line>
              <draw:line draw:style-name="gr5" draw:text-style-name="P3" draw:layer="layout" svg:x1="12.403cm" svg:y1="16.581cm" svg:x2="13.498cm" svg:y2="16.581cm">
                <text:p/>
              </draw:line>
              <draw:custom-shape draw:style-name="gr6" draw:text-style-name="P1" draw:layer="layout" svg:width="0.274cm" svg:height="0.273cm" svg:x="12.481cm" svg:y="14.8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4.6cm 14cm)" svg:viewBox="0 0 4130 6000" draw:points="0,6000 0,0 4130,0 4130,6000">
              <text:p/>
            </draw:polygon>
            <draw:frame draw:style-name="gr3" draw:text-style-name="P2" draw:layer="layout" svg:width="4.265cm" svg:height="3.75cm" svg:x="8.745cm" svg:y="14.3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2.39cm" svg:y="14.85cm" svg:viewBox="0 0 1720 2500" draw:points="0,2500 0,0 1720,0 1720,2500">
                <text:p/>
              </draw:polygon>
              <draw:line draw:style-name="gr5" draw:text-style-name="P3" draw:layer="layout" svg:x1="13.25cm" svg:y1="15.319cm" svg:x2="13.797cm" svg:y2="15.319cm">
                <text:p/>
              </draw:line>
              <draw:line draw:style-name="gr5" draw:text-style-name="P3" draw:layer="layout" svg:x1="12.703cm" svg:y1="15.631cm" svg:x2="13.798cm" svg:y2="15.631cm">
                <text:p/>
              </draw:line>
              <draw:line draw:style-name="gr5" draw:text-style-name="P3" draw:layer="layout" svg:x1="12.703cm" svg:y1="15.944cm" svg:x2="13.798cm" svg:y2="15.944cm">
                <text:p/>
              </draw:line>
              <draw:line draw:style-name="gr5" draw:text-style-name="P3" draw:layer="layout" svg:x1="12.703cm" svg:y1="16.256cm" svg:x2="13.798cm" svg:y2="16.256cm">
                <text:p/>
              </draw:line>
              <draw:line draw:style-name="gr5" draw:text-style-name="P3" draw:layer="layout" svg:x1="12.703cm" svg:y1="16.569cm" svg:x2="13.798cm" svg:y2="16.569cm">
                <text:p/>
              </draw:line>
              <draw:line draw:style-name="gr5" draw:text-style-name="P3" draw:layer="layout" svg:x1="12.703cm" svg:y1="16.881cm" svg:x2="13.798cm" svg:y2="16.881cm">
                <text:p/>
              </draw:line>
              <draw:custom-shape draw:style-name="gr6" draw:text-style-name="P1" draw:layer="layout" svg:width="0.274cm" svg:height="0.273cm" svg:x="12.781cm" svg:y="15.1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4.9cm 14.3cm)" svg:viewBox="0 0 4130 6000" draw:points="0,6000 0,0 4130,0 4130,6000">
              <text:p/>
            </draw:polygon>
            <draw:frame draw:style-name="gr3" draw:text-style-name="P2" draw:layer="layout" svg:width="4.265cm" svg:height="3.75cm" svg:x="9.045cm" svg:y="14.6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2.69cm" svg:y="15.15cm" svg:viewBox="0 0 1720 2500" draw:points="0,2500 0,0 1720,0 1720,2500">
                <text:p/>
              </draw:polygon>
              <draw:line draw:style-name="gr5" draw:text-style-name="P3" draw:layer="layout" svg:x1="13.55cm" svg:y1="15.619cm" svg:x2="14.097cm" svg:y2="15.619cm">
                <text:p/>
              </draw:line>
              <draw:line draw:style-name="gr5" draw:text-style-name="P3" draw:layer="layout" svg:x1="13.003cm" svg:y1="15.931cm" svg:x2="14.098cm" svg:y2="15.931cm">
                <text:p/>
              </draw:line>
              <draw:line draw:style-name="gr5" draw:text-style-name="P3" draw:layer="layout" svg:x1="13.003cm" svg:y1="16.244cm" svg:x2="14.098cm" svg:y2="16.244cm">
                <text:p/>
              </draw:line>
              <draw:line draw:style-name="gr5" draw:text-style-name="P3" draw:layer="layout" svg:x1="13.003cm" svg:y1="16.556cm" svg:x2="14.098cm" svg:y2="16.556cm">
                <text:p/>
              </draw:line>
              <draw:line draw:style-name="gr5" draw:text-style-name="P3" draw:layer="layout" svg:x1="13.003cm" svg:y1="16.869cm" svg:x2="14.098cm" svg:y2="16.869cm">
                <text:p/>
              </draw:line>
              <draw:line draw:style-name="gr5" draw:text-style-name="P3" draw:layer="layout" svg:x1="13.003cm" svg:y1="17.181cm" svg:x2="14.098cm" svg:y2="17.181cm">
                <text:p/>
              </draw:line>
              <draw:custom-shape draw:style-name="gr6" draw:text-style-name="P1" draw:layer="layout" svg:width="0.274cm" svg:height="0.273cm" svg:x="13.081cm" svg:y="15.4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5.2cm 14.6cm)" svg:viewBox="0 0 4130 6000" draw:points="0,6000 0,0 4130,0 4130,6000">
              <text:p/>
            </draw:polygon>
            <draw:frame draw:style-name="gr3" draw:text-style-name="P2" draw:layer="layout" svg:width="4.265cm" svg:height="3.75cm" svg:x="9.345cm" svg:y="14.9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2.99cm" svg:y="15.45cm" svg:viewBox="0 0 1720 2500" draw:points="0,2500 0,0 1720,0 1720,2500">
                <text:p/>
              </draw:polygon>
              <draw:line draw:style-name="gr5" draw:text-style-name="P3" draw:layer="layout" svg:x1="13.85cm" svg:y1="15.919cm" svg:x2="14.397cm" svg:y2="15.919cm">
                <text:p/>
              </draw:line>
              <draw:line draw:style-name="gr5" draw:text-style-name="P3" draw:layer="layout" svg:x1="13.303cm" svg:y1="16.231cm" svg:x2="14.398cm" svg:y2="16.231cm">
                <text:p/>
              </draw:line>
              <draw:line draw:style-name="gr5" draw:text-style-name="P3" draw:layer="layout" svg:x1="13.303cm" svg:y1="16.544cm" svg:x2="14.398cm" svg:y2="16.544cm">
                <text:p/>
              </draw:line>
              <draw:line draw:style-name="gr5" draw:text-style-name="P3" draw:layer="layout" svg:x1="13.303cm" svg:y1="16.856cm" svg:x2="14.398cm" svg:y2="16.856cm">
                <text:p/>
              </draw:line>
              <draw:line draw:style-name="gr5" draw:text-style-name="P3" draw:layer="layout" svg:x1="13.303cm" svg:y1="17.169cm" svg:x2="14.398cm" svg:y2="17.169cm">
                <text:p/>
              </draw:line>
              <draw:line draw:style-name="gr5" draw:text-style-name="P3" draw:layer="layout" svg:x1="13.303cm" svg:y1="17.481cm" svg:x2="14.398cm" svg:y2="17.481cm">
                <text:p/>
              </draw:line>
              <draw:custom-shape draw:style-name="gr6" draw:text-style-name="P1" draw:layer="layout" svg:width="0.274cm" svg:height="0.273cm" svg:x="13.381cm" svg:y="15.7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5.5cm 14.9cm)" svg:viewBox="0 0 4130 6000" draw:points="0,6000 0,0 4130,0 4130,6000">
              <text:p/>
            </draw:polygon>
            <draw:frame draw:style-name="gr3" draw:text-style-name="P2" draw:layer="layout" svg:width="4.265cm" svg:height="3.75cm" svg:x="9.645cm" svg:y="15.2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3.29cm" svg:y="15.75cm" svg:viewBox="0 0 1720 2500" draw:points="0,2500 0,0 1720,0 1720,2500">
                <text:p/>
              </draw:polygon>
              <draw:line draw:style-name="gr5" draw:text-style-name="P3" draw:layer="layout" svg:x1="14.15cm" svg:y1="16.219cm" svg:x2="14.697cm" svg:y2="16.219cm">
                <text:p/>
              </draw:line>
              <draw:line draw:style-name="gr5" draw:text-style-name="P3" draw:layer="layout" svg:x1="13.603cm" svg:y1="16.531cm" svg:x2="14.698cm" svg:y2="16.531cm">
                <text:p/>
              </draw:line>
              <draw:line draw:style-name="gr5" draw:text-style-name="P3" draw:layer="layout" svg:x1="13.603cm" svg:y1="16.844cm" svg:x2="14.698cm" svg:y2="16.844cm">
                <text:p/>
              </draw:line>
              <draw:line draw:style-name="gr5" draw:text-style-name="P3" draw:layer="layout" svg:x1="13.603cm" svg:y1="17.156cm" svg:x2="14.698cm" svg:y2="17.156cm">
                <text:p/>
              </draw:line>
              <draw:line draw:style-name="gr5" draw:text-style-name="P3" draw:layer="layout" svg:x1="13.603cm" svg:y1="17.469cm" svg:x2="14.698cm" svg:y2="17.469cm">
                <text:p/>
              </draw:line>
              <draw:line draw:style-name="gr5" draw:text-style-name="P3" draw:layer="layout" svg:x1="13.603cm" svg:y1="17.781cm" svg:x2="14.698cm" svg:y2="17.781cm">
                <text:p/>
              </draw:line>
              <draw:custom-shape draw:style-name="gr6" draw:text-style-name="P1" draw:layer="layout" svg:width="0.274cm" svg:height="0.273cm" svg:x="13.681cm" svg:y="16.0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5.8cm 15.2cm)" svg:viewBox="0 0 4130 6000" draw:points="0,6000 0,0 4130,0 4130,6000">
              <text:p/>
            </draw:polygon>
            <draw:frame draw:style-name="gr3" draw:text-style-name="P2" draw:layer="layout" svg:width="4.265cm" svg:height="3.75cm" svg:x="9.945cm" svg:y="15.5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3.59cm" svg:y="16.05cm" svg:viewBox="0 0 1720 2500" draw:points="0,2500 0,0 1720,0 1720,2500">
                <text:p/>
              </draw:polygon>
              <draw:line draw:style-name="gr5" draw:text-style-name="P3" draw:layer="layout" svg:x1="14.45cm" svg:y1="16.519cm" svg:x2="14.997cm" svg:y2="16.519cm">
                <text:p/>
              </draw:line>
              <draw:line draw:style-name="gr5" draw:text-style-name="P3" draw:layer="layout" svg:x1="13.903cm" svg:y1="16.831cm" svg:x2="14.998cm" svg:y2="16.831cm">
                <text:p/>
              </draw:line>
              <draw:line draw:style-name="gr5" draw:text-style-name="P3" draw:layer="layout" svg:x1="13.903cm" svg:y1="17.144cm" svg:x2="14.998cm" svg:y2="17.144cm">
                <text:p/>
              </draw:line>
              <draw:line draw:style-name="gr5" draw:text-style-name="P3" draw:layer="layout" svg:x1="13.903cm" svg:y1="17.456cm" svg:x2="14.998cm" svg:y2="17.456cm">
                <text:p/>
              </draw:line>
              <draw:line draw:style-name="gr5" draw:text-style-name="P3" draw:layer="layout" svg:x1="13.903cm" svg:y1="17.769cm" svg:x2="14.998cm" svg:y2="17.769cm">
                <text:p/>
              </draw:line>
              <draw:line draw:style-name="gr5" draw:text-style-name="P3" draw:layer="layout" svg:x1="13.903cm" svg:y1="18.081cm" svg:x2="14.998cm" svg:y2="18.081cm">
                <text:p/>
              </draw:line>
              <draw:custom-shape draw:style-name="gr6" draw:text-style-name="P1" draw:layer="layout" svg:width="0.274cm" svg:height="0.273cm" svg:x="13.981cm" svg:y="16.3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6.1cm 15.5cm)" svg:viewBox="0 0 4130 6000" draw:points="0,6000 0,0 4130,0 4130,6000">
              <text:p/>
            </draw:polygon>
            <draw:frame draw:style-name="gr3" draw:text-style-name="P2" draw:layer="layout" svg:width="4.265cm" svg:height="3.75cm" svg:x="10.245cm" svg:y="15.8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3.89cm" svg:y="16.35cm" svg:viewBox="0 0 1720 2500" draw:points="0,2500 0,0 1720,0 1720,2500">
                <text:p/>
              </draw:polygon>
              <draw:line draw:style-name="gr5" draw:text-style-name="P3" draw:layer="layout" svg:x1="14.75cm" svg:y1="16.819cm" svg:x2="15.297cm" svg:y2="16.819cm">
                <text:p/>
              </draw:line>
              <draw:line draw:style-name="gr5" draw:text-style-name="P3" draw:layer="layout" svg:x1="14.203cm" svg:y1="17.131cm" svg:x2="15.298cm" svg:y2="17.131cm">
                <text:p/>
              </draw:line>
              <draw:line draw:style-name="gr5" draw:text-style-name="P3" draw:layer="layout" svg:x1="14.203cm" svg:y1="17.444cm" svg:x2="15.298cm" svg:y2="17.444cm">
                <text:p/>
              </draw:line>
              <draw:line draw:style-name="gr5" draw:text-style-name="P3" draw:layer="layout" svg:x1="14.203cm" svg:y1="17.756cm" svg:x2="15.298cm" svg:y2="17.756cm">
                <text:p/>
              </draw:line>
              <draw:line draw:style-name="gr5" draw:text-style-name="P3" draw:layer="layout" svg:x1="14.203cm" svg:y1="18.069cm" svg:x2="15.298cm" svg:y2="18.069cm">
                <text:p/>
              </draw:line>
              <draw:line draw:style-name="gr5" draw:text-style-name="P3" draw:layer="layout" svg:x1="14.203cm" svg:y1="18.381cm" svg:x2="15.298cm" svg:y2="18.381cm">
                <text:p/>
              </draw:line>
              <draw:custom-shape draw:style-name="gr6" draw:text-style-name="P1" draw:layer="layout" svg:width="0.274cm" svg:height="0.273cm" svg:x="14.281cm" svg:y="16.6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6.4cm 15.8cm)" svg:viewBox="0 0 4130 6000" draw:points="0,6000 0,0 4130,0 4130,6000">
              <text:p/>
            </draw:polygon>
            <draw:frame draw:style-name="gr3" draw:text-style-name="P2" draw:layer="layout" svg:width="4.265cm" svg:height="3.75cm" svg:x="10.545cm" svg:y="16.1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4.19cm" svg:y="16.65cm" svg:viewBox="0 0 1720 2500" draw:points="0,2500 0,0 1720,0 1720,2500">
                <text:p/>
              </draw:polygon>
              <draw:line draw:style-name="gr5" draw:text-style-name="P3" draw:layer="layout" svg:x1="15.05cm" svg:y1="17.119cm" svg:x2="15.597cm" svg:y2="17.119cm">
                <text:p/>
              </draw:line>
              <draw:line draw:style-name="gr5" draw:text-style-name="P3" draw:layer="layout" svg:x1="14.503cm" svg:y1="17.431cm" svg:x2="15.598cm" svg:y2="17.431cm">
                <text:p/>
              </draw:line>
              <draw:line draw:style-name="gr5" draw:text-style-name="P3" draw:layer="layout" svg:x1="14.503cm" svg:y1="17.744cm" svg:x2="15.598cm" svg:y2="17.744cm">
                <text:p/>
              </draw:line>
              <draw:line draw:style-name="gr5" draw:text-style-name="P3" draw:layer="layout" svg:x1="14.503cm" svg:y1="18.056cm" svg:x2="15.598cm" svg:y2="18.056cm">
                <text:p/>
              </draw:line>
              <draw:line draw:style-name="gr5" draw:text-style-name="P3" draw:layer="layout" svg:x1="14.503cm" svg:y1="18.369cm" svg:x2="15.598cm" svg:y2="18.369cm">
                <text:p/>
              </draw:line>
              <draw:line draw:style-name="gr5" draw:text-style-name="P3" draw:layer="layout" svg:x1="14.503cm" svg:y1="18.681cm" svg:x2="15.598cm" svg:y2="18.681cm">
                <text:p/>
              </draw:line>
              <draw:custom-shape draw:style-name="gr6" draw:text-style-name="P1" draw:layer="layout" svg:width="0.274cm" svg:height="0.273cm" svg:x="14.581cm" svg:y="16.9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6.7cm 16.1cm)" svg:viewBox="0 0 4130 6000" draw:points="0,6000 0,0 4130,0 4130,6000">
              <text:p/>
            </draw:polygon>
            <draw:frame draw:style-name="gr3" draw:text-style-name="P2" draw:layer="layout" svg:width="4.265cm" svg:height="3.75cm" svg:x="10.845cm" svg:y="16.4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4.49cm" svg:y="16.95cm" svg:viewBox="0 0 1720 2500" draw:points="0,2500 0,0 1720,0 1720,2500">
                <text:p/>
              </draw:polygon>
              <draw:line draw:style-name="gr5" draw:text-style-name="P3" draw:layer="layout" svg:x1="15.35cm" svg:y1="17.419cm" svg:x2="15.897cm" svg:y2="17.419cm">
                <text:p/>
              </draw:line>
              <draw:line draw:style-name="gr5" draw:text-style-name="P3" draw:layer="layout" svg:x1="14.803cm" svg:y1="17.731cm" svg:x2="15.898cm" svg:y2="17.731cm">
                <text:p/>
              </draw:line>
              <draw:line draw:style-name="gr5" draw:text-style-name="P3" draw:layer="layout" svg:x1="14.803cm" svg:y1="18.044cm" svg:x2="15.898cm" svg:y2="18.044cm">
                <text:p/>
              </draw:line>
              <draw:line draw:style-name="gr5" draw:text-style-name="P3" draw:layer="layout" svg:x1="14.803cm" svg:y1="18.356cm" svg:x2="15.898cm" svg:y2="18.356cm">
                <text:p/>
              </draw:line>
              <draw:line draw:style-name="gr5" draw:text-style-name="P3" draw:layer="layout" svg:x1="14.803cm" svg:y1="18.669cm" svg:x2="15.898cm" svg:y2="18.669cm">
                <text:p/>
              </draw:line>
              <draw:line draw:style-name="gr5" draw:text-style-name="P3" draw:layer="layout" svg:x1="14.803cm" svg:y1="18.981cm" svg:x2="15.898cm" svg:y2="18.981cm">
                <text:p/>
              </draw:line>
              <draw:custom-shape draw:style-name="gr6" draw:text-style-name="P1" draw:layer="layout" svg:width="0.274cm" svg:height="0.273cm" svg:x="14.881cm" svg:y="17.2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7cm 16.4cm)" svg:viewBox="0 0 4130 6000" draw:points="0,6000 0,0 4130,0 4130,6000">
              <text:p/>
            </draw:polygon>
            <draw:frame draw:style-name="gr3" draw:text-style-name="P2" draw:layer="layout" svg:width="4.265cm" svg:height="3.75cm" svg:x="11.145cm" svg:y="16.7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4.79cm" svg:y="17.25cm" svg:viewBox="0 0 1720 2500" draw:points="0,2500 0,0 1720,0 1720,2500">
                <text:p/>
              </draw:polygon>
              <draw:line draw:style-name="gr5" draw:text-style-name="P3" draw:layer="layout" svg:x1="15.65cm" svg:y1="17.719cm" svg:x2="16.197cm" svg:y2="17.719cm">
                <text:p/>
              </draw:line>
              <draw:line draw:style-name="gr5" draw:text-style-name="P3" draw:layer="layout" svg:x1="15.103cm" svg:y1="18.031cm" svg:x2="16.198cm" svg:y2="18.031cm">
                <text:p/>
              </draw:line>
              <draw:line draw:style-name="gr5" draw:text-style-name="P3" draw:layer="layout" svg:x1="15.103cm" svg:y1="18.344cm" svg:x2="16.198cm" svg:y2="18.344cm">
                <text:p/>
              </draw:line>
              <draw:line draw:style-name="gr5" draw:text-style-name="P3" draw:layer="layout" svg:x1="15.103cm" svg:y1="18.656cm" svg:x2="16.198cm" svg:y2="18.656cm">
                <text:p/>
              </draw:line>
              <draw:line draw:style-name="gr5" draw:text-style-name="P3" draw:layer="layout" svg:x1="15.103cm" svg:y1="18.969cm" svg:x2="16.198cm" svg:y2="18.969cm">
                <text:p/>
              </draw:line>
              <draw:line draw:style-name="gr5" draw:text-style-name="P3" draw:layer="layout" svg:x1="15.103cm" svg:y1="19.281cm" svg:x2="16.198cm" svg:y2="19.281cm">
                <text:p/>
              </draw:line>
              <draw:custom-shape draw:style-name="gr6" draw:text-style-name="P1" draw:layer="layout" svg:width="0.274cm" svg:height="0.273cm" svg:x="15.181cm" svg:y="17.5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7.3cm 16.7cm)" svg:viewBox="0 0 4130 6000" draw:points="0,6000 0,0 4130,0 4130,6000">
              <text:p/>
            </draw:polygon>
            <draw:frame draw:style-name="gr3" draw:text-style-name="P2" draw:layer="layout" svg:width="4.265cm" svg:height="3.75cm" svg:x="11.445cm" svg:y="17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5.09cm" svg:y="17.55cm" svg:viewBox="0 0 1720 2500" draw:points="0,2500 0,0 1720,0 1720,2500">
                <text:p/>
              </draw:polygon>
              <draw:line draw:style-name="gr5" draw:text-style-name="P3" draw:layer="layout" svg:x1="15.95cm" svg:y1="18.019cm" svg:x2="16.497cm" svg:y2="18.019cm">
                <text:p/>
              </draw:line>
              <draw:line draw:style-name="gr5" draw:text-style-name="P3" draw:layer="layout" svg:x1="15.403cm" svg:y1="18.331cm" svg:x2="16.498cm" svg:y2="18.331cm">
                <text:p/>
              </draw:line>
              <draw:line draw:style-name="gr5" draw:text-style-name="P3" draw:layer="layout" svg:x1="15.403cm" svg:y1="18.644cm" svg:x2="16.498cm" svg:y2="18.644cm">
                <text:p/>
              </draw:line>
              <draw:line draw:style-name="gr5" draw:text-style-name="P3" draw:layer="layout" svg:x1="15.403cm" svg:y1="18.956cm" svg:x2="16.498cm" svg:y2="18.956cm">
                <text:p/>
              </draw:line>
              <draw:line draw:style-name="gr5" draw:text-style-name="P3" draw:layer="layout" svg:x1="15.403cm" svg:y1="19.269cm" svg:x2="16.498cm" svg:y2="19.269cm">
                <text:p/>
              </draw:line>
              <draw:line draw:style-name="gr5" draw:text-style-name="P3" draw:layer="layout" svg:x1="15.403cm" svg:y1="19.581cm" svg:x2="16.498cm" svg:y2="19.581cm">
                <text:p/>
              </draw:line>
              <draw:custom-shape draw:style-name="gr6" draw:text-style-name="P1" draw:layer="layout" svg:width="0.274cm" svg:height="0.273cm" svg:x="15.481cm" svg:y="17.8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7.6cm 17cm)" svg:viewBox="0 0 4130 6000" draw:points="0,6000 0,0 4130,0 4130,6000">
              <text:p/>
            </draw:polygon>
            <draw:frame draw:style-name="gr3" draw:text-style-name="P2" draw:layer="layout" svg:width="4.265cm" svg:height="3.75cm" svg:x="11.745cm" svg:y="17.3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5.39cm" svg:y="17.85cm" svg:viewBox="0 0 1720 2500" draw:points="0,2500 0,0 1720,0 1720,2500">
                <text:p/>
              </draw:polygon>
              <draw:line draw:style-name="gr5" draw:text-style-name="P3" draw:layer="layout" svg:x1="16.25cm" svg:y1="18.319cm" svg:x2="16.797cm" svg:y2="18.319cm">
                <text:p/>
              </draw:line>
              <draw:line draw:style-name="gr5" draw:text-style-name="P3" draw:layer="layout" svg:x1="15.703cm" svg:y1="18.631cm" svg:x2="16.798cm" svg:y2="18.631cm">
                <text:p/>
              </draw:line>
              <draw:line draw:style-name="gr5" draw:text-style-name="P3" draw:layer="layout" svg:x1="15.703cm" svg:y1="18.944cm" svg:x2="16.798cm" svg:y2="18.944cm">
                <text:p/>
              </draw:line>
              <draw:line draw:style-name="gr5" draw:text-style-name="P3" draw:layer="layout" svg:x1="15.703cm" svg:y1="19.256cm" svg:x2="16.798cm" svg:y2="19.256cm">
                <text:p/>
              </draw:line>
              <draw:line draw:style-name="gr5" draw:text-style-name="P3" draw:layer="layout" svg:x1="15.703cm" svg:y1="19.569cm" svg:x2="16.798cm" svg:y2="19.569cm">
                <text:p/>
              </draw:line>
              <draw:line draw:style-name="gr5" draw:text-style-name="P3" draw:layer="layout" svg:x1="15.703cm" svg:y1="19.881cm" svg:x2="16.798cm" svg:y2="19.881cm">
                <text:p/>
              </draw:line>
              <draw:custom-shape draw:style-name="gr6" draw:text-style-name="P1" draw:layer="layout" svg:width="0.274cm" svg:height="0.273cm" svg:x="15.781cm" svg:y="18.1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7.9cm 17.3cm)" svg:viewBox="0 0 4130 6000" draw:points="0,6000 0,0 4130,0 4130,6000">
              <text:p/>
            </draw:polygon>
            <draw:frame draw:style-name="gr3" draw:text-style-name="P2" draw:layer="layout" svg:width="4.265cm" svg:height="3.75cm" svg:x="12.045cm" svg:y="17.6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5.69cm" svg:y="18.15cm" svg:viewBox="0 0 1720 2500" draw:points="0,2500 0,0 1720,0 1720,2500">
                <text:p/>
              </draw:polygon>
              <draw:line draw:style-name="gr5" draw:text-style-name="P3" draw:layer="layout" svg:x1="16.55cm" svg:y1="18.619cm" svg:x2="17.097cm" svg:y2="18.619cm">
                <text:p/>
              </draw:line>
              <draw:line draw:style-name="gr5" draw:text-style-name="P3" draw:layer="layout" svg:x1="16.003cm" svg:y1="18.931cm" svg:x2="17.098cm" svg:y2="18.931cm">
                <text:p/>
              </draw:line>
              <draw:line draw:style-name="gr5" draw:text-style-name="P3" draw:layer="layout" svg:x1="16.003cm" svg:y1="19.244cm" svg:x2="17.098cm" svg:y2="19.244cm">
                <text:p/>
              </draw:line>
              <draw:line draw:style-name="gr5" draw:text-style-name="P3" draw:layer="layout" svg:x1="16.003cm" svg:y1="19.556cm" svg:x2="17.098cm" svg:y2="19.556cm">
                <text:p/>
              </draw:line>
              <draw:line draw:style-name="gr5" draw:text-style-name="P3" draw:layer="layout" svg:x1="16.003cm" svg:y1="19.869cm" svg:x2="17.098cm" svg:y2="19.869cm">
                <text:p/>
              </draw:line>
              <draw:line draw:style-name="gr5" draw:text-style-name="P3" draw:layer="layout" svg:x1="16.003cm" svg:y1="20.181cm" svg:x2="17.098cm" svg:y2="20.181cm">
                <text:p/>
              </draw:line>
              <draw:custom-shape draw:style-name="gr6" draw:text-style-name="P1" draw:layer="layout" svg:width="0.274cm" svg:height="0.273cm" svg:x="16.081cm" svg:y="18.4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8.2cm 17.6cm)" svg:viewBox="0 0 4130 6000" draw:points="0,6000 0,0 4130,0 4130,6000">
              <text:p/>
            </draw:polygon>
            <draw:frame draw:style-name="gr3" draw:text-style-name="P2" draw:layer="layout" svg:width="4.265cm" svg:height="3.75cm" svg:x="12.345cm" svg:y="17.9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5.99cm" svg:y="18.45cm" svg:viewBox="0 0 1720 2500" draw:points="0,2500 0,0 1720,0 1720,2500">
                <text:p/>
              </draw:polygon>
              <draw:line draw:style-name="gr5" draw:text-style-name="P3" draw:layer="layout" svg:x1="16.85cm" svg:y1="18.919cm" svg:x2="17.397cm" svg:y2="18.919cm">
                <text:p/>
              </draw:line>
              <draw:line draw:style-name="gr5" draw:text-style-name="P3" draw:layer="layout" svg:x1="16.303cm" svg:y1="19.231cm" svg:x2="17.398cm" svg:y2="19.231cm">
                <text:p/>
              </draw:line>
              <draw:line draw:style-name="gr5" draw:text-style-name="P3" draw:layer="layout" svg:x1="16.303cm" svg:y1="19.544cm" svg:x2="17.398cm" svg:y2="19.544cm">
                <text:p/>
              </draw:line>
              <draw:line draw:style-name="gr5" draw:text-style-name="P3" draw:layer="layout" svg:x1="16.303cm" svg:y1="19.856cm" svg:x2="17.398cm" svg:y2="19.856cm">
                <text:p/>
              </draw:line>
              <draw:line draw:style-name="gr5" draw:text-style-name="P3" draw:layer="layout" svg:x1="16.303cm" svg:y1="20.169cm" svg:x2="17.398cm" svg:y2="20.169cm">
                <text:p/>
              </draw:line>
              <draw:line draw:style-name="gr5" draw:text-style-name="P3" draw:layer="layout" svg:x1="16.303cm" svg:y1="20.481cm" svg:x2="17.398cm" svg:y2="20.481cm">
                <text:p/>
              </draw:line>
              <draw:custom-shape draw:style-name="gr6" draw:text-style-name="P1" draw:layer="layout" svg:width="0.274cm" svg:height="0.273cm" svg:x="16.381cm" svg:y="18.7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8.5cm 17.9cm)" svg:viewBox="0 0 4130 6000" draw:points="0,6000 0,0 4130,0 4130,6000">
              <text:p/>
            </draw:polygon>
            <draw:frame draw:style-name="gr3" draw:text-style-name="P2" draw:layer="layout" svg:width="4.265cm" svg:height="3.75cm" svg:x="12.645cm" svg:y="18.2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6.29cm" svg:y="18.75cm" svg:viewBox="0 0 1720 2500" draw:points="0,2500 0,0 1720,0 1720,2500">
                <text:p/>
              </draw:polygon>
              <draw:line draw:style-name="gr5" draw:text-style-name="P3" draw:layer="layout" svg:x1="17.15cm" svg:y1="19.219cm" svg:x2="17.697cm" svg:y2="19.219cm">
                <text:p/>
              </draw:line>
              <draw:line draw:style-name="gr5" draw:text-style-name="P3" draw:layer="layout" svg:x1="16.603cm" svg:y1="19.531cm" svg:x2="17.698cm" svg:y2="19.531cm">
                <text:p/>
              </draw:line>
              <draw:line draw:style-name="gr5" draw:text-style-name="P3" draw:layer="layout" svg:x1="16.603cm" svg:y1="19.844cm" svg:x2="17.698cm" svg:y2="19.844cm">
                <text:p/>
              </draw:line>
              <draw:line draw:style-name="gr5" draw:text-style-name="P3" draw:layer="layout" svg:x1="16.603cm" svg:y1="20.156cm" svg:x2="17.698cm" svg:y2="20.156cm">
                <text:p/>
              </draw:line>
              <draw:line draw:style-name="gr5" draw:text-style-name="P3" draw:layer="layout" svg:x1="16.603cm" svg:y1="20.469cm" svg:x2="17.698cm" svg:y2="20.469cm">
                <text:p/>
              </draw:line>
              <draw:line draw:style-name="gr5" draw:text-style-name="P3" draw:layer="layout" svg:x1="16.603cm" svg:y1="20.781cm" svg:x2="17.698cm" svg:y2="20.781cm">
                <text:p/>
              </draw:line>
              <draw:custom-shape draw:style-name="gr6" draw:text-style-name="P1" draw:layer="layout" svg:width="0.274cm" svg:height="0.273cm" svg:x="16.681cm" svg:y="19.0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8.8cm 18.2cm)" svg:viewBox="0 0 4130 6000" draw:points="0,6000 0,0 4130,0 4130,6000">
              <text:p/>
            </draw:polygon>
            <draw:frame draw:style-name="gr3" draw:text-style-name="P2" draw:layer="layout" svg:width="4.265cm" svg:height="3.75cm" svg:x="12.945cm" svg:y="18.5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6.59cm" svg:y="19.05cm" svg:viewBox="0 0 1720 2500" draw:points="0,2500 0,0 1720,0 1720,2500">
                <text:p/>
              </draw:polygon>
              <draw:line draw:style-name="gr5" draw:text-style-name="P3" draw:layer="layout" svg:x1="17.45cm" svg:y1="19.519cm" svg:x2="17.997cm" svg:y2="19.519cm">
                <text:p/>
              </draw:line>
              <draw:line draw:style-name="gr5" draw:text-style-name="P3" draw:layer="layout" svg:x1="16.903cm" svg:y1="19.831cm" svg:x2="17.998cm" svg:y2="19.831cm">
                <text:p/>
              </draw:line>
              <draw:line draw:style-name="gr5" draw:text-style-name="P3" draw:layer="layout" svg:x1="16.903cm" svg:y1="20.144cm" svg:x2="17.998cm" svg:y2="20.144cm">
                <text:p/>
              </draw:line>
              <draw:line draw:style-name="gr5" draw:text-style-name="P3" draw:layer="layout" svg:x1="16.903cm" svg:y1="20.456cm" svg:x2="17.998cm" svg:y2="20.456cm">
                <text:p/>
              </draw:line>
              <draw:line draw:style-name="gr5" draw:text-style-name="P3" draw:layer="layout" svg:x1="16.903cm" svg:y1="20.769cm" svg:x2="17.998cm" svg:y2="20.769cm">
                <text:p/>
              </draw:line>
              <draw:line draw:style-name="gr5" draw:text-style-name="P3" draw:layer="layout" svg:x1="16.903cm" svg:y1="21.081cm" svg:x2="17.998cm" svg:y2="21.081cm">
                <text:p/>
              </draw:line>
              <draw:custom-shape draw:style-name="gr6" draw:text-style-name="P1" draw:layer="layout" svg:width="0.274cm" svg:height="0.273cm" svg:x="16.981cm" svg:y="19.3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polygon draw:style-name="gr2" draw:text-style-name="P1" draw:layer="layout" svg:width="4.129cm" svg:height="5.999cm" draw:transform="rotate (-1.5707963267949) translate (19.1cm 18.5cm)" svg:viewBox="0 0 4130 6000" draw:points="0,6000 0,0 4130,0 4130,6000">
              <text:p/>
            </draw:polygon>
            <draw:frame draw:style-name="gr3" draw:text-style-name="P2" draw:layer="layout" svg:width="4.265cm" svg:height="3.75cm" svg:x="13.245cm" svg:y="18.8cm">
              <draw:text-box>
                <text:p><text:span text:style-name="T1">//..</text:span></text:p>
              </draw:text-box>
            </draw:frame>
            <draw:g draw:style-name="gr1">
              <draw:polygon draw:style-name="gr4" draw:text-style-name="P1" draw:layer="layout" svg:width="1.719cm" svg:height="2.499cm" svg:x="16.89cm" svg:y="19.35cm" svg:viewBox="0 0 1720 2500" draw:points="0,2500 0,0 1720,0 1720,2500">
                <text:p/>
              </draw:polygon>
              <draw:line draw:style-name="gr5" draw:text-style-name="P3" draw:layer="layout" svg:x1="17.75cm" svg:y1="19.819cm" svg:x2="18.297cm" svg:y2="19.819cm">
                <text:p/>
              </draw:line>
              <draw:line draw:style-name="gr5" draw:text-style-name="P3" draw:layer="layout" svg:x1="17.203cm" svg:y1="20.131cm" svg:x2="18.298cm" svg:y2="20.131cm">
                <text:p/>
              </draw:line>
              <draw:line draw:style-name="gr5" draw:text-style-name="P3" draw:layer="layout" svg:x1="17.203cm" svg:y1="20.444cm" svg:x2="18.298cm" svg:y2="20.444cm">
                <text:p/>
              </draw:line>
              <draw:line draw:style-name="gr5" draw:text-style-name="P3" draw:layer="layout" svg:x1="17.203cm" svg:y1="20.756cm" svg:x2="18.298cm" svg:y2="20.756cm">
                <text:p/>
              </draw:line>
              <draw:line draw:style-name="gr5" draw:text-style-name="P3" draw:layer="layout" svg:x1="17.203cm" svg:y1="21.069cm" svg:x2="18.298cm" svg:y2="21.069cm">
                <text:p/>
              </draw:line>
              <draw:line draw:style-name="gr5" draw:text-style-name="P3" draw:layer="layout" svg:x1="17.203cm" svg:y1="21.381cm" svg:x2="18.298cm" svg:y2="21.381cm">
                <text:p/>
              </draw:line>
              <draw:custom-shape draw:style-name="gr6" draw:text-style-name="P1" draw:layer="layout" svg:width="0.274cm" svg:height="0.273cm" svg:x="17.281cm" svg:y="19.6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21T12:51:18.647000000</dc:date>
    <meta:editing-duration>PT4H59M27S</meta:editing-duration>
    <meta:editing-cycles>13</meta:editing-cycles>
    <meta:generator>LibreOffice/24.2.4.2$Windows_X86_64 LibreOffice_project/51a6219feb6075d9a4c46691dcfe0cd9c4fff3c2</meta:generator>
    <meta:document-statistic meta:object-count="457"/>
  </office:meta>
</office:document-meta>
</file>